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609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18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18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18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="0.088cm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I_prova in itinere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ognome e Nome</text:p>
          </table:table-cell>
          <table:table-cell table:style-name="ce3" office:value-type="string">
            <text:p>Matricol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TOT</text:p>
          </table:table-cell>
        </table:table-row>
        <table:table-row table:style-name="ro1">
          <table:table-cell table:style-name="ce1" office:value-type="string">
            <text:p>ADIUTORI DESIREE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:.J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NSELMI FRANCESC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:.J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NTONIETTI CLARUCCI PIETRO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:.J4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BACCHINI BEATRICE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:.J5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BORRELLI LEO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6:.J6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MPANINI FEDERIC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7:.J7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NISTRACI MARCO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8:.J8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PECE MANUEL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9:.J9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ERILLI FELIC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0:.J10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HIOMENTI SIMONE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1:.J11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ICCIARELLI ELEONOR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2:.J1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ROCIANI ROSARIO  </text:p>
          </table:table-cell>
          <table:table-cell table:style-name="ce3"/>
          <table:table-cell table:style-name="ce4"/>
          <table:table-cell table:style-name="ce3"/>
          <table:table-cell table:style-name="ce5" table:number-columns-repeated="6"/>
          <table:table-cell table:style-name="ce5" table:formula="of:=SUM([.C13:.J1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UOMO RAFFAELL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4:.J14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'ANGELO MATTE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5:.J15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'ANIELLO SABRIN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6:.J16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IMONTE DANIELE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7:.J17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ELEUTERI MAR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8:.J18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AZI DIEG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19:.J19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ILIPPONI ANDRE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0:.J20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IAMBRUNO ROBERT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1:.J21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IOFFRE' SAR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2:.J2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IORGI AURORA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3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IULIANI SILV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4:.J24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ONZALES ENRICA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5:.J25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UERRIERI LORENZ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6:.J26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AMBOGLIA SAR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7:.J27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ANNI VALER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8:.J28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ELLI ANDRE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29:.J29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EPRI JACOPO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0:.J30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OPREVITE EMANUELE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1:.J31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CCARONE ROBERT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2:.J3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NARA GIUL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3:.J3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NCINI CHIAR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4:.J34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RSEGLIA MAR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5:.J35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ERLI ROBERT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6:.J36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ILLIANI SAR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7:.J37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INA MARTINA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8:.J38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APA CECILIA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39:.J39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ETRONGOLO GIORGIO  </text:p>
          </table:table-cell>
          <table:table-cell table:style-name="ce3"/>
          <table:table-cell table:style-name="ce4"/>
          <table:table-cell table:style-name="ce3"/>
          <table:table-cell table:style-name="ce5" table:number-columns-repeated="6"/>
          <table:table-cell table:style-name="ce5" table:formula="of:=SUM([.C40:.J40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IERDOMENICO GIO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1:.J41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IGNANI CRISTIN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2:.J4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IGNATTI GIOVANNI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3:.J4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ORRECA ANNAFRANCESC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4:.J44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RESTA ANTONI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5:.J45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RICCIARDI CHIAR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6:.J46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ROSI GIULI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7:.J47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ALUSTRI GIULIA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8:.J48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ANTANGELO VALENTIN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49:.J49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AOLINI EDOARD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0:.J50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IROLLI EMANUELE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1:.J51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PAGNUOLO ARIANN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2:.J5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TAMEGNA CRISTIN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3:.J5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ABARRINI MARCO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4:.J54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ALLARIDA DANIELE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5:.J55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RTOLO SIMONE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6:.J56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ROCCOLI ELEN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7:.J57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VERONI ANDREA  </text:p>
          </table:table-cell>
          <table:table-cell table:style-name="ce3" table:number-columns-repeated="3"/>
          <table:table-cell table:style-name="ce5" table:number-columns-repeated="6"/>
          <table:table-cell table:style-name="ce5" table:formula="of:=SUM([.C58:.J58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59:.J59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0:.J60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1:.J61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2:.J62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3:.J63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4:.J64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5:.J65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6:.J66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7:.J67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8:.J68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69:.J69])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6"/>
          <table:table-cell table:style-name="ce5" table:formula="of:=SUM([.C70:.J70])" office:value-type="float" office:value="0">
            <text:p>0</text:p>
          </table:table-cell>
        </table:table-row>
        <table:table-row table:style-name="ro1" table:number-rows-repeated="1048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oglio2" table:style-name="ta1" table:print="false"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8" table:number-columns-repeated="7" table:default-cell-style-name="ce11"/>
        <table:table-column table:style-name="co9" table:default-cell-style-name="ce11"/>
        <table:table-column table:style-name="co10" table:default-cell-style-name="ce11"/>
        <table:table-column table:style-name="co2" table:default-cell-style-name="ce11"/>
        <table:table-column table:style-name="co2" table:number-columns-repeated="999" table:default-cell-style-name="ce8"/>
        <table:table-column table:style-name="co2" table:number-columns-repeated="6" table:default-cell-style-name="Default"/>
        <table:table-row table:style-name="ro2">
          <table:table-cell table:style-name="ce6" office:value-type="string">
            <text:p>NOME</text:p>
          </table:table-cell>
          <table:table-cell table:style-name="ce9" office:value-type="string">
            <text:p>Matricola </text:p>
          </table:table-cell>
          <table:table-cell table:style-name="ce9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TOT</text:p>
          </table:table-cell>
          <table:table-cell table:style-name="ce6" office:value-type="string">
            <text:p>I PROVA</text:p>
          </table:table-cell>
          <table:table-cell table:style-name="ce6" office:value-type="string">
            <text:p>MEDIA</text:p>
          </table:table-cell>
          <table:table-cell table:style-name="ce13" table:number-columns-repeated="999"/>
          <table:table-cell table:number-columns-repeated="6"/>
        </table:table-row>
        <table:table-row table:style-name="ro2">
          <table:table-cell table:style-name="ce7" office:value-type="string">
            <text:p>Antonietti Pietro</text:p>
          </table:table-cell>
          <table:table-cell table:style-name="ce10" office:value-type="float" office:value="418564">
            <text:p>418564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SUM([.C2:.J2])" office:value-type="float" office:value="23">
            <text:p>23</text:p>
          </table:table-cell>
          <table:table-cell table:style-name="ce12" office:value-type="float" office:value="15">
            <text:p>15</text:p>
          </table:table-cell>
          <table:table-cell table:style-name="ce12" table:formula="of:=AVERAGE([.K2:.L2])" office:value-type="float" office:value="19">
            <text:p>19</text:p>
          </table:table-cell>
          <table:table-cell table:number-columns-repeated="999"/>
          <table:table-cell table:style-name="ce8" table:number-columns-repeated="6"/>
        </table:table-row>
        <table:table-row table:style-name="ro2">
          <table:table-cell table:style-name="ce7" office:value-type="string">
            <text:p>Catalano Federica</text:p>
          </table:table-cell>
          <table:table-cell table:style-name="ce10" office:value-type="float" office:value="280883">
            <text:p>28088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.5">
            <text:p>3,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formula="of:=SUM([.C3:.J3])" office:value-type="float" office:value="23.5">
            <text:p>23,5</text:p>
          </table:table-cell>
          <table:table-cell table:style-name="ce12" office:value-type="float" office:value="15">
            <text:p>15</text:p>
          </table:table-cell>
          <table:table-cell table:style-name="ce12" table:formula="of:=AVERAGE([.K3:.L3])" office:value-type="float" office:value="19.25">
            <text:p>19,25</text:p>
          </table:table-cell>
          <table:table-cell table:number-columns-repeated="999"/>
          <table:table-cell table:style-name="ce8" table:number-columns-repeated="6"/>
        </table:table-row>
        <table:table-row table:style-name="ro2">
          <table:table-cell table:style-name="ce7"/>
          <table:table-cell table:style-name="ce10" office:value-type="string">
            <text:p>RM7002158K </text:p>
          </table:table-cell>
          <table:table-cell table:style-name="ce10"/>
          <table:table-cell table:style-name="ce12" table:number-columns-repeated="7"/>
          <table:table-cell table:style-name="ce12" office:value-type="string">
            <text:p>ASS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A</text:p>
          </table:table-cell>
          <table:table-cell table:number-columns-repeated="1005"/>
        </table:table-row>
        <table:table-row table:style-name="ro2">
          <table:table-cell table:style-name="ce7"/>
          <table:table-cell table:style-name="ce10" office:value-type="float" office:value="406074">
            <text:p>406074</text:p>
          </table:table-cell>
          <table:table-cell table:style-name="ce10"/>
          <table:table-cell table:style-name="ce12" table:number-columns-repeated="7"/>
          <table:table-cell table:style-name="ce12" office:value-type="string">
            <text:p>ASS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A</text:p>
          </table:table-cell>
          <table:table-cell table:number-columns-repeated="1005"/>
        </table:table-row>
        <table:table-row table:style-name="ro2">
          <table:table-cell table:style-name="ce7"/>
          <table:table-cell table:style-name="ce10" office:value-type="float" office:value="277725">
            <text:p>277725</text:p>
          </table:table-cell>
          <table:table-cell table:style-name="ce10"/>
          <table:table-cell table:style-name="ce12" table:number-columns-repeated="7"/>
          <table:table-cell table:style-name="ce12" office:value-type="string">
            <text:p>ASS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A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Lelli Andrea</text:p>
          </table:table-cell>
          <table:table-cell table:style-name="ce10" office:value-type="float" office:value="426773">
            <text:p>42677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table:formula="of:=SUM([.C7:.J7])" office:value-type="float" office:value="29">
            <text:p>29</text:p>
          </table:table-cell>
          <table:table-cell table:style-name="ce12" office:value-type="float" office:value="15">
            <text:p>15</text:p>
          </table:table-cell>
          <table:table-cell table:style-name="ce12" table:formula="of:=AVERAGE([.K7:.L7])" office:value-type="float" office:value="22">
            <text:p>22</text:p>
          </table:table-cell>
          <table:table-cell table:number-columns-repeated="1005"/>
        </table:table-row>
        <table:table-row table:style-name="ro2">
          <table:table-cell table:style-name="ce7"/>
          <table:table-cell table:style-name="ce10" office:value-type="float" office:value="428447">
            <text:p>428447</text:p>
          </table:table-cell>
          <table:table-cell table:style-name="ce10"/>
          <table:table-cell table:style-name="ce12" table:number-columns-repeated="7"/>
          <table:table-cell table:style-name="ce12" office:value-type="string">
            <text:p>ASS</text:p>
          </table:table-cell>
          <table:table-cell table:style-name="ce12" office:value-type="float" office:value="16">
            <text:p>16</text:p>
          </table:table-cell>
          <table:table-cell table:style-name="ce12" table:formula="of:=AVERAGE([.K8:.L8])" office:value-type="float" office:value="16">
            <text:p>16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Marseglia Maria</text:p>
          </table:table-cell>
          <table:table-cell table:style-name="ce10" office:value-type="float" office:value="415716">
            <text:p>415716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table:formula="of:=SUM([.C9:.J9])" office:value-type="float" office:value="23">
            <text:p>23</text:p>
          </table:table-cell>
          <table:table-cell table:style-name="ce12" office:value-type="float" office:value="16">
            <text:p>16</text:p>
          </table:table-cell>
          <table:table-cell table:style-name="ce12" table:formula="of:=AVERAGE([.K9:.L9])" office:value-type="float" office:value="19.5">
            <text:p>19,5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Pignatti Cristina</text:p>
          </table:table-cell>
          <table:table-cell table:style-name="ce10" office:value-type="float" office:value="489231">
            <text:p>489231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table:formula="of:=SUM([.C10:.J10])" office:value-type="float" office:value="29">
            <text:p>29</text:p>
          </table:table-cell>
          <table:table-cell table:style-name="ce12" office:value-type="float" office:value="17">
            <text:p>17</text:p>
          </table:table-cell>
          <table:table-cell table:style-name="ce12" table:formula="of:=AVERAGE([.K10:.L10])" office:value-type="float" office:value="23">
            <text:p>23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Anselmi Francesca</text:p>
          </table:table-cell>
          <table:table-cell table:style-name="ce10" office:value-type="float" office:value="247386">
            <text:p>247386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NS</text:p>
          </table:table-cell>
          <table:table-cell table:style-name="ce12" office:value-type="float" office:value="18">
            <text:p>18</text:p>
          </table:table-cell>
          <table:table-cell table:style-name="ce12" office:value-type="string">
            <text:p>NA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Cicciarelli Eleonora</text:p>
          </table:table-cell>
          <table:table-cell table:style-name="ce10" office:value-type="float" office:value="420680">
            <text:p>420680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table:formula="of:=SUM([.C12:.J12])" office:value-type="float" office:value="24">
            <text:p>24</text:p>
          </table:table-cell>
          <table:table-cell table:style-name="ce12" office:value-type="float" office:value="20">
            <text:p>20</text:p>
          </table:table-cell>
          <table:table-cell table:style-name="ce12" table:formula="of:=AVERAGE([.K12:.L12])" office:value-type="float" office:value="22">
            <text:p>22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Mancini Chiara</text:p>
          </table:table-cell>
          <table:table-cell table:style-name="ce10" office:value-type="float" office:value="432072">
            <text:p>43207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formula="of:=SUM([.C13:.J13])" office:value-type="float" office:value="27">
            <text:p>27</text:p>
          </table:table-cell>
          <table:table-cell table:style-name="ce12" office:value-type="float" office:value="19">
            <text:p>19</text:p>
          </table:table-cell>
          <table:table-cell table:style-name="ce12" table:formula="of:=AVERAGE([.K13:.L13])" office:value-type="float" office:value="23">
            <text:p>23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Pignani Cristina</text:p>
          </table:table-cell>
          <table:table-cell table:style-name="ce10" office:value-type="float" office:value="406418">
            <text:p>406418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NS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NA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Manara Giulia</text:p>
          </table:table-cell>
          <table:table-cell table:style-name="ce10" office:value-type="float" office:value="428866">
            <text:p>428866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2" table:formula="of:=SUM([.C15:.J15])" office:value-type="float" office:value="24">
            <text:p>24</text:p>
          </table:table-cell>
          <table:table-cell table:style-name="ce12" office:value-type="float" office:value="20">
            <text:p>20</text:p>
          </table:table-cell>
          <table:table-cell table:style-name="ce12" table:formula="of:=AVERAGE([.K15:.L15])" office:value-type="float" office:value="22">
            <text:p>22</text:p>
          </table:table-cell>
          <table:table-cell table:number-columns-repeated="1005"/>
        </table:table-row>
        <table:table-row table:style-name="ro2">
          <table:table-cell table:style-name="ce7"/>
          <table:table-cell table:style-name="ce10" office:value-type="float" office:value="431291">
            <text:p>431291</text:p>
          </table:table-cell>
          <table:table-cell table:style-name="ce10"/>
          <table:table-cell table:style-name="ce12" table:number-columns-repeated="7"/>
          <table:table-cell table:style-name="ce12" office:value-type="string">
            <text:p>ASS</text:p>
          </table:table-cell>
          <table:table-cell table:style-name="ce12" office:value-type="float" office:value="21">
            <text:p>21</text:p>
          </table:table-cell>
          <table:table-cell table:style-name="ce12" office:value-type="string">
            <text:p>NA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Lamboglia Sara</text:p>
          </table:table-cell>
          <table:table-cell table:style-name="ce10" office:value-type="float" office:value="427333">
            <text:p>427333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table:formula="of:=SUM([.C17:.J17])" office:value-type="float" office:value="32">
            <text:p>32</text:p>
          </table:table-cell>
          <table:table-cell table:style-name="ce12" office:value-type="float" office:value="27">
            <text:p>27</text:p>
          </table:table-cell>
          <table:table-cell table:style-name="ce12" table:formula="of:=AVERAGE([.K17:.L17])" office:value-type="float" office:value="29.5">
            <text:p>29,5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Guerrieri Lorenzo</text:p>
          </table:table-cell>
          <table:table-cell table:style-name="ce10" office:value-type="float" office:value="427835">
            <text:p>427835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table:formula="of:=SUM([.C18:.J18])" office:value-type="float" office:value="29">
            <text:p>29</text:p>
          </table:table-cell>
          <table:table-cell table:style-name="ce12" office:value-type="float" office:value="28">
            <text:p>28</text:p>
          </table:table-cell>
          <table:table-cell table:style-name="ce12" table:formula="of:=AVERAGE([.K18:.L18])" office:value-type="float" office:value="28.5">
            <text:p>28,5</text:p>
          </table:table-cell>
          <table:table-cell table:number-columns-repeated="1005"/>
        </table:table-row>
        <table:table-row table:style-name="ro2" table:number-rows-repeated="2">
          <table:table-cell table:number-columns-repeated="1012"/>
          <table:table-cell table:style-name="ce8" table:number-columns-repeated="6"/>
        </table:table-row>
        <table:table-row table:style-name="ro2" table:number-rows-repeated="1048555">
          <table:table-cell table:number-columns-repeated="1018"/>
        </table:table-row>
        <table:table-row table:style-name="ro2">
          <table:table-cell table:number-columns-repeated="1018"/>
        </table:table-row>
      </table:table>
      <table:database-ranges>
        <table:database-range table:target-range-address="'I_prova in itinere'.A2:'I_prova in itinere'.K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164cm" fo:margin-bottom="1.03cm" fo:margin-left="2.364cm" fo:margin-right="2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AL210 Gruppi, Anelli e Campi</text:p>
        </style:region-left>
        <style:region-center>
          <text:p>FOGLIO PRESENZE</text:p>
        </style:region-center>
        <style:region-right>
          <text:p>ESAME DI FINE SEMESTRE</text:p>
        </style:region-right>
      </style:header>
      <style:header-left style:display="false"/>
      <style:footer>
        <style:region-left>
          <text:p><text:date style:data-style-name="N2" text:date-value="2011-01-10">10/01/2011</text:date></text:p>
        </style:region-left>
        <style:region-center>
          <text:p>Pagina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/01/2011</text:date>, <text:time>14.39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ppa </meta:initial-creator>
    <meta:creation-date>2010-11-02T09:08:19</meta:creation-date>
    <meta:printed-by>pappa </meta:printed-by>
    <meta:print-date>2011-01-07T09:42:29</meta:print-date>
    <dc:date>2011-01-10T14:39:58</dc:date>
    <dc:creator>pappa </dc:creator>
    <meta:editing-duration>PT79H53M26S</meta:editing-duration>
    <meta:editing-cycles>9</meta:editing-cycles>
    <meta:generator>OpenOffice.org/3.2$Linux OpenOffice.org_project/320m19$Build-9505</meta:generator>
    <meta:document-statistic meta:table-count="2" meta:cell-count="326" meta:object-count="0"/>
  </office:meta>
</office:document-meta>
</file>